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4895in"/>
    </style:style>
    <style:style style:name="Table1" style:family="table" style:master-page-name="MP0">
      <style:table-properties style:width="6.489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3.0437in"/>
    </style:style>
    <style:style style:name="TableColumn8" style:family="table-column">
      <style:table-column-properties style:column-width="3.2888in"/>
    </style:style>
    <style:style style:name="Table6" style:family="table">
      <style:table-properties style:width="6.3326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fo:font-weight="bold" style:font-weight-asian="bold" style:font-weight-complex="bold" fo:language="en" fo:country="US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24" style:parent-style-name="DefaultParagraphFont" style:family="text">
      <style:text-properties fo:font-weight="bold" style:font-weight-asian="bold" style:font-weight-complex="bold" fo:language="en" fo:country="US"/>
    </style:style>
    <style:style style:name="TableCell25" style:family="table-cell">
      <style:table-cell-properties fo:border="0.0069in solid #999999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999999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0" style:family="table-cell">
      <style:table-cell-properties fo:border="0.0069in solid #999999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language="en" fo:country="US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fo:language="en" fo:country="US"/>
    </style:style>
    <style:style style:name="T50" style:parent-style-name="DefaultParagraphFont" style:family="text">
      <style:text-properties fo:language="en" fo:country="US"/>
    </style:style>
    <style:style style:name="P51" style:parent-style-name="Normal" style:family="paragraph">
      <style:paragraph-properties fo:margin-bottom="0in" fo:line-height="100%"/>
      <style:text-properties fo:language="en" fo:country="US"/>
    </style:style>
    <style:style style:name="P52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<text:span text:style-name="T17">&lt;&lt;foreach [</text:span><text:span text:style-name="T18">c<text:s/></text:span><text:span text:style-name="T19">in<text:s/></text:span><text:span text:style-name="T20">customers</text:span><text:span text:style-name="T21">]&gt;&gt;&lt;&lt;[</text:span><text:span text:style-name="T22">Customer</text:span><text:span text:style-name="T23">Name</text:span><text:span text:style-name="T24">]&gt;&gt;</text:span></text:p>
                </table:table-cell>
                <table:table-cell table:style-name="TableCell25">
                  <text:p text:style-name="P26"><text:span text:style-name="T27">&lt;&lt;[</text:span><text:span text:style-name="T28">c.Orders.</text:span><text:span text:style-name="T29">Sum</text:span><text:span text:style-name="T30">(y=&gt; y</text:span><text:span text:style-name="T31">.ProductOrders.Sum(x=&gt;x</text:span><text:span text:style-name="T32">.</text:span><text:span text:style-name="T33">Price</text:span><text:span text:style-name="T34">)</text:span><text:span text:style-name="T35">)</text:span><text:span text:style-name="T36">]&gt;&gt;&lt;&lt;/foreach&gt;&gt;</text:span></text:p>
                </table:table-cell>
              </table:table-row>
              <table:table-row table:style-name="TableRow37">
                <table:table-cell table:style-name="TableCell38">
                  <text:p text:style-name="P39">Total:</text:p>
                </table:table-cell>
                <table:table-cell table:style-name="TableCell40">
                  <text:p text:style-name="P41"><text:span text:style-name="T42">&lt;&lt;[</text:span><text:span text:style-name="T43">Sum</text:span><text:span text:style-name="T44">(</text:span></text:p>
                  <text:p text:style-name="P45"><text:span text:style-name="T46"><text:s text:c="2"/>m =&gt; m.</text:span><text:span text:style-name="T47">Orders</text:span><text:span text:style-name="T48">.</text:span><text:span text:style-name="T49">Sum</text:span><text:span text:style-name="T50"><text:s/>(x=&gt;x.ProductOrders.Sum(y=&gt;y.Price)))]&gt;&gt;</text:span></text:p>
                </table:table-cell>
              </table:table-row>
            </table:table>
            <text:p text:style-name="P51"/>
            <text:p text:style-name="P5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3:00Z</meta:creation-date>
    <dc:date>2015-12-14T07:03:00Z</dc:date>
    <meta:template xlink:href="Normal" xlink:type="simple"/>
    <meta:editing-cycles>2</meta:editing-cycles>
    <meta:editing-duration>PT0S</meta:editing-duration>
    <meta:document-statistic meta:page-count="1" meta:paragraph-count="1" meta:word-count="32" meta:character-count="219" meta:row-count="1" meta:non-whitespace-character-count="188"/>
  </office:meta>
</office:document-meta>
</file>